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2ece"/>
    </style:style>
    <style:style style:name="P2" style:family="paragraph" style:parent-style-name="Text_20_body">
      <style:text-properties officeooo:rsid="000606a3" officeooo:paragraph-rsid="000606a3"/>
    </style:style>
    <style:style style:name="P3" style:family="paragraph" style:parent-style-name="Text_20_body">
      <style:text-properties officeooo:rsid="000a3934" officeooo:paragraph-rsid="000a3934"/>
    </style:style>
    <style:style style:name="T1" style:family="text">
      <style:text-properties officeooo:rsid="00049403"/>
    </style:style>
    <style:style style:name="T2" style:family="text">
      <style:text-properties officeooo:rsid="00072d22"/>
    </style:style>
    <style:style style:name="T3" style:family="text">
      <style:text-properties officeooo:rsid="0008ed4e"/>
    </style:style>
    <style:style style:name="T4" style:family="text">
      <style:text-properties officeooo:rsid="000af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inleitung</text:h>
      <text:p text:style-name="P2">Das Volumen der bestellten Waren im E-Commerce Bereich wächst stetig. <text:span text:style-name="T2">Die Corona-Krise hat diesen Prozess noch beschleunigt</text:span>. Die meisten Umsätze verzeichnen virtuelle Marktplätze, wie Amazon und Ebay. <text:span text:style-name="T2">Aber auch kleine Onlineshops können durchaus bestehen.</text:span></text:p>
      <text:p text:style-name="P1">Im E-Commerce nutzen Onlineshop Betreiber Kundenklassifizierungen, um Kunden einzuteilen und ihnen besser Angebote unterbreiten zu können. Oft sind diese Klassifizierungen in den ersten Schritten <text:span text:style-name="T1">bei der Shop-Planung</text:span> oder bei einem Relaunch erstellt wurden, basierend auf einer erwarteten und anvisierten Kundengruppe. <text:span text:style-name="T2">In vielen Fällen werden keine Kundenklassifizierungen erstellt. Es wird unterstellt das </text:span><text:span text:style-name="T3">alle </text:span><text:span text:style-name="T2">Menschen </text:span><text:span text:style-name="T3">zur Zielgruppe gehören.</text:span></text:p>
      <text:p text:style-name="P3">Mithilfe von Machine Learning können aus vorhanden<text:span text:style-name="T4">en</text:span> Daten, Nutzergruppe bestimmt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08:05:17.550000000</meta:creation-date>
    <dc:date>2022-11-14T08:02:25.016000000</dc:date>
    <meta:editing-duration>PT6H8M40S</meta:editing-duration>
    <meta:editing-cycles>10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102" meta:character-count="798" meta:non-whitespace-character-count="700"/>
  </office:meta>
</office:document-meta>
</file>